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006cm" style:rel-column-width="7731*"/>
    </style:style>
    <style:style style:name="Таблица2.B" style:family="table-column">
      <style:table-column-properties style:column-width="4.288cm" style:rel-column-width="16529*"/>
    </style:style>
    <style:style style:name="Таблица2.C" style:family="table-column">
      <style:table-column-properties style:column-width="2.506cm" style:rel-column-width="9662*"/>
    </style:style>
    <style:style style:name="Таблица2.D" style:family="table-column">
      <style:table-column-properties style:column-width="4.099cm" style:rel-column-width="15802*"/>
    </style:style>
    <style:style style:name="Таблица2.E" style:family="table-column">
      <style:table-column-properties style:column-width="4.101cm" style:rel-column-width="15811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2" style:family="table-row">
      <style:table-row-properties style:min-row-height="0.871cm"/>
    </style:style>
    <style:style style:name="Таблица2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3" style:family="table-row">
      <style:table-row-properties style:min-row-height="1.699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006cm" style:rel-column-width="7731*"/>
    </style:style>
    <style:style style:name="Таблица3.B" style:family="table-column">
      <style:table-column-properties style:column-width="4.288cm" style:rel-column-width="16529*"/>
    </style:style>
    <style:style style:name="Таблица3.C" style:family="table-column">
      <style:table-column-properties style:column-width="2.506cm" style:rel-column-width="9662*"/>
    </style:style>
    <style:style style:name="Таблица3.D" style:family="table-column">
      <style:table-column-properties style:column-width="4.099cm" style:rel-column-width="15802*"/>
    </style:style>
    <style:style style:name="Таблица3.E" style:family="table-column">
      <style:table-column-properties style:column-width="4.101cm" style:rel-column-width="15811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2" style:family="table-row">
      <style:table-row-properties style:min-row-height="0.871cm"/>
    </style:style>
    <style:style style:name="Таблица3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3" style:family="table-row">
      <style:table-row-properties style:min-row-height="1.699cm"/>
    </style:style>
    <style:style style:name="Таблица3.17" style:family="table-row">
      <style:table-row-properties style:min-row-height="0.861cm"/>
    </style:style>
    <style:style style:name="Таблица3.19" style:family="table-row">
      <style:table-row-properties style:min-row-height="2.3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fo:font-size="14pt" fo:font-style="normal" fo:font-weight="normal" officeooo:rsid="0028e22a" officeooo:paragraph-rsid="0028e22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fo:font-size="14pt" fo:font-style="normal" fo:font-weight="normal" officeooo:rsid="0028e22a" officeooo:paragraph-rsid="0031e65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fo:font-size="14pt" fo:font-style="normal" fo:font-weight="normal" officeooo:rsid="0028e22a" officeooo:paragraph-rsid="0028e22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fo:font-size="14pt" fo:font-style="normal" fo:font-weight="normal" officeooo:rsid="0028e22a" officeooo:paragraph-rsid="0030a7d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fo:font-size="14pt" fo:font-style="normal" fo:font-weight="normal" officeooo:rsid="0028e22a" officeooo:paragraph-rsid="0031d11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fo:font-size="16pt" fo:font-weight="bold" officeooo:rsid="0028ca2e" officeooo:paragraph-rsid="0028ca2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loext:opacity="100%" fo:font-size="16pt" fo:font-style="normal" fo:font-weight="bold" officeooo:rsid="0028e22a" officeooo:paragraph-rsid="0028e22a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fo:font-size="20pt" fo:font-style="normal" fo:font-weight="bold" officeooo:rsid="00270faa" officeooo:paragraph-rsid="0028e22a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28e22a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8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20" style:family="paragraph" style:parent-style-name="Standard">
      <style:text-properties fo:font-size="14pt" officeooo:paragraph-rsid="001e3ac3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28ca2e" officeooo:paragraph-rsid="0028ca2e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paragraph-rsid="001e3ac3"/>
    </style:style>
    <style:style style:name="P23" style:family="paragraph" style:parent-style-name="Standard">
      <style:paragraph-properties fo:text-align="center" style:justify-single-word="false"/>
      <style:text-properties officeooo:paragraph-rsid="001e3ac3"/>
    </style:style>
    <style:style style:name="P24" style:family="paragraph" style:parent-style-name="Standard">
      <style:text-properties officeooo:paragraph-rsid="00209ccf"/>
    </style:style>
    <style:style style:name="P25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7" style:family="paragraph" style:parent-style-name="Standard">
      <style:paragraph-properties fo:line-height="150%" fo:text-align="start" style:justify-single-word="false"/>
      <style:text-properties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28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ize="16pt" fo:font-weight="bold" officeooo:rsid="0028ca2e" officeooo:paragraph-rsid="0028e22a" style:font-size-asian="14pt" style:font-weight-asian="bold" style:font-size-complex="16pt" style:font-weight-complex="bold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31" style:family="paragraph" style:parent-style-name="Standard">
      <style:paragraph-properties fo:break-before="page"/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color="#000000" loext:opacity="100%"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fo:color="#000000" loext:opacity="100%" fo:font-size="20pt" fo:font-weight="bold" officeooo:rsid="00270faa" officeooo:paragraph-rsid="0028ca2e" style:font-size-asian="20pt" style:font-weight-asian="bold" style:font-size-complex="20pt" style:font-weight-complex="bold"/>
    </style:style>
    <style:style style:name="P34" style:family="paragraph" style:parent-style-name="Standard">
      <style:paragraph-properties fo:line-height="150%" fo:text-align="start" style:justify-single-word="false" fo:break-before="page"/>
      <style:text-properties fo:color="#000000" loext:opacity="100%" fo:font-size="20pt" fo:font-weight="bold" officeooo:rsid="00270faa" officeooo:paragraph-rsid="00299ba9" style:font-size-asian="20pt" style:font-weight-asian="bold" style:font-size-complex="20pt" style:font-weight-complex="bold"/>
    </style:style>
    <style:style style:name="P35" style:family="paragraph" style:parent-style-name="Standard">
      <style:paragraph-properties fo:line-height="150%" fo:text-align="start" style:justify-single-word="false" fo:break-before="page"/>
      <style:text-properties fo:color="#000000" loext:opacity="100%" fo:font-size="20pt" fo:font-style="normal" fo:font-weight="bold" officeooo:rsid="00270faa" officeooo:paragraph-rsid="0028e22a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paragraph-rsid="001e4ee0"/>
    </style:style>
    <style:style style:name="P37" style:family="paragraph" style:parent-style-name="Table_20_Contents">
      <style:paragraph-properties fo:text-align="center" style:justify-single-word="false"/>
      <style:text-properties officeooo:paragraph-rsid="001f8703"/>
    </style:style>
    <style:style style:name="P38" style:family="paragraph" style:parent-style-name="Table_20_Contents">
      <style:paragraph-properties fo:text-align="center" style:justify-single-word="false"/>
      <style:text-properties officeooo:paragraph-rsid="00209ccf"/>
    </style:style>
    <style:style style:name="P39" style:family="paragraph" style:parent-style-name="Table_20_Contents">
      <style:paragraph-properties fo:text-align="center" style:justify-single-word="false"/>
      <style:text-properties officeooo:paragraph-rsid="00220987"/>
    </style:style>
    <style:style style:name="P40" style:family="paragraph" style:parent-style-name="Table_20_Contents">
      <style:paragraph-properties fo:text-align="center" style:justify-single-word="false"/>
      <style:text-properties officeooo:paragraph-rsid="0023bf2e"/>
    </style:style>
    <style:style style:name="P41" style:family="paragraph" style:parent-style-name="Table_20_Contents">
      <style:paragraph-properties fo:text-align="center" style:justify-single-word="false"/>
      <style:text-properties officeooo:paragraph-rsid="002567b0"/>
    </style:style>
    <style:style style:name="P42" style:family="paragraph" style:parent-style-name="Table_20_Contents">
      <style:paragraph-properties fo:text-align="center" style:justify-single-word="false"/>
      <style:text-properties officeooo:paragraph-rsid="002ee6c8"/>
    </style:style>
    <style:style style:name="P43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font-size="15pt" officeooo:paragraph-rsid="001f8703" style:font-size-asian="13.1000003814697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fo:font-size="15pt" officeooo:paragraph-rsid="00209ccf" style:font-size-asian="13.1000003814697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fo:font-size="15pt" officeooo:paragraph-rsid="00220987" style:font-size-asian="13.1000003814697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fo:font-size="15pt" officeooo:rsid="001e4ee0" officeooo:paragraph-rsid="001e4ee0" style:font-size-asian="13.1000003814697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fo:font-size="15pt" officeooo:rsid="001e4ee0" officeooo:paragraph-rsid="001f8703" style:font-size-asian="13.1000003814697pt" style:font-size-complex="15pt"/>
    </style:style>
    <style:style style:name="P49" style:family="paragraph" style:parent-style-name="Table_20_Contents">
      <style:paragraph-properties fo:text-align="center" style:justify-single-word="false"/>
      <style:text-properties fo:font-size="15pt" officeooo:rsid="001e4ee0" officeooo:paragraph-rsid="00209ccf" style:font-size-asian="13.1000003814697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font-size="15pt" officeooo:rsid="001e4ee0" officeooo:paragraph-rsid="00220987" style:font-size-asian="13.1000003814697pt" style:font-size-complex="15pt"/>
    </style:style>
    <style:style style:name="P51" style:family="paragraph" style:parent-style-name="Table_20_Contents">
      <style:paragraph-properties fo:text-align="center" style:justify-single-word="false"/>
      <style:text-properties fo:font-size="15pt" officeooo:rsid="001e4ee0" officeooo:paragraph-rsid="0023bf2e" style:font-size-asian="13.1000003814697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fo:font-size="15pt" officeooo:rsid="001e4ee0" officeooo:paragraph-rsid="002567b0" style:font-size-asian="13.1000003814697pt" style:font-size-complex="15pt"/>
    </style:style>
    <style:style style:name="P53" style:family="paragraph" style:parent-style-name="Table_20_Contents">
      <style:paragraph-properties fo:text-align="center" style:justify-single-word="false"/>
      <style:text-properties fo:font-size="15pt" officeooo:rsid="001e4ee0" officeooo:paragraph-rsid="002ee6c8" style:font-size-asian="13.1000003814697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3.1000003814697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fo:font-size="15pt" officeooo:rsid="00220987" officeooo:paragraph-rsid="00220987" style:font-size-asian="13.1000003814697pt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fo:font-size="15pt" officeooo:rsid="00220987" officeooo:paragraph-rsid="0023bf2e" style:font-size-asian="13.1000003814697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fo:font-size="15pt" officeooo:rsid="0023bf2e" officeooo:paragraph-rsid="0023bf2e" style:font-size-asian="13.1000003814697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fo:font-size="15pt" officeooo:rsid="0023bf2e" officeooo:paragraph-rsid="002567b0" style:font-size-asian="13.1000003814697pt" style:font-size-complex="15pt"/>
    </style:style>
    <style:style style:name="P59" style:family="paragraph" style:parent-style-name="Table_20_Contents">
      <style:paragraph-properties fo:text-align="center" style:justify-single-word="false"/>
      <style:text-properties fo:font-size="15pt" officeooo:rsid="0023bf2e" officeooo:paragraph-rsid="002ee6c8" style:font-size-asian="13.1000003814697pt" style:font-size-complex="15pt"/>
    </style:style>
    <style:style style:name="P60" style:family="paragraph" style:parent-style-name="Table_20_Contents">
      <style:paragraph-properties fo:text-align="center" style:justify-single-word="false"/>
      <style:text-properties fo:font-size="15pt" officeooo:rsid="002567b0" officeooo:paragraph-rsid="002567b0" style:font-size-asian="13.1000003814697pt" style:font-size-complex="15pt"/>
    </style:style>
    <style:style style:name="P61" style:family="paragraph" style:parent-style-name="Table_20_Contents">
      <style:paragraph-properties fo:text-align="center" style:justify-single-word="false"/>
      <style:text-properties fo:font-size="15pt" officeooo:rsid="002b7df5" officeooo:paragraph-rsid="002b7df5" style:font-size-asian="13.1000003814697pt" style:font-size-complex="15pt"/>
    </style:style>
    <style:style style:name="P62" style:family="paragraph" style:parent-style-name="Table_20_Contents">
      <style:paragraph-properties fo:text-align="center" style:justify-single-word="false"/>
      <style:text-properties fo:font-size="15pt" officeooo:rsid="002d7d79" officeooo:paragraph-rsid="002d7d79" style:font-size-asian="13.1000003814697pt" style:font-size-complex="15pt"/>
    </style:style>
    <style:style style:name="P63" style:family="paragraph" style:parent-style-name="Table_20_Contents">
      <style:paragraph-properties fo:text-align="center" style:justify-single-word="false"/>
      <style:text-properties fo:font-size="15pt" officeooo:rsid="002d7d79" officeooo:paragraph-rsid="002ee6c8" style:font-size-asian="13.1000003814697pt" style:font-size-complex="15pt"/>
    </style:style>
    <style:style style:name="P64" style:family="paragraph" style:parent-style-name="Table_20_Contents">
      <style:paragraph-properties fo:text-align="center" style:justify-single-word="false"/>
      <style:text-properties fo:font-size="15pt" officeooo:rsid="002ee6c8" officeooo:paragraph-rsid="002ee6c8" style:font-size-asian="13.1000003814697pt" style:font-size-complex="15pt"/>
    </style:style>
    <style:style style:name="P65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5pt" style:font-size-complex="15pt"/>
    </style:style>
    <style:style style:name="P66" style:family="paragraph" style:parent-style-name="Table_20_Contents">
      <style:paragraph-properties fo:text-align="center" style:justify-single-word="false"/>
      <style:text-properties fo:font-size="15pt" officeooo:rsid="001f8703" officeooo:paragraph-rsid="00270faa" style:font-size-asian="15pt" style:font-size-complex="15pt"/>
    </style:style>
    <style:style style:name="P67" style:family="paragraph" style:parent-style-name="Text_20_body">
      <style:paragraph-properties fo:text-align="end" style:justify-single-word="false"/>
      <style:text-properties fo:font-size="15pt" officeooo:rsid="001f8703" officeooo:paragraph-rsid="001f8703" style:font-size-asian="15pt" style:font-size-complex="15pt"/>
    </style:style>
    <style:style style:name="P68" style:family="paragraph" style:parent-style-name="Text_20_body">
      <style:paragraph-properties fo:text-align="start" style:justify-single-word="false"/>
      <style:text-properties fo:font-size="15pt" fo:font-weight="normal" officeooo:rsid="00209ccf" officeooo:paragraph-rsid="00209ccf" style:font-size-asian="15pt" style:font-weight-asian="normal" style:font-size-complex="15pt" style:font-weight-complex="normal"/>
    </style:style>
    <style:style style:name="P69" style:family="paragraph" style:parent-style-name="Text_20_body">
      <style:paragraph-properties fo:line-height="150%" fo:text-align="end" style:justify-single-word="false"/>
      <style:text-properties fo:color="#000000" loext:opacity="100%" fo:font-size="15pt" fo:font-weight="normal" officeooo:rsid="001f8703" officeooo:paragraph-rsid="00209ccf" style:font-size-asian="15pt" style:font-weight-asian="normal" style:font-size-complex="15pt" style:font-weight-complex="normal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b7df5" style:font-size-asian="12.25pt" style:font-weight-asian="normal" style:font-size-complex="14pt" style:font-weight-complex="normal"/>
    </style:style>
    <style:style style:name="T6" style:family="text">
      <style:text-properties fo:text-transform="uppercase" style:font-size-complex="14pt"/>
    </style:style>
    <style:style style:name="T7" style:family="text">
      <style:text-properties fo:color="#ff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officeooo:rsid="001cd06f" style:font-size-asian="14pt" style:font-weight-asian="bold" style:font-size-complex="14pt"/>
    </style:style>
    <style:style style:name="T11" style:family="text">
      <style:text-properties fo:color="#000000" loext:opacity="100%" fo:font-size="14pt" fo:font-weight="bold" officeooo:rsid="001e3ac3" style:font-size-asian="14pt" style:font-weight-asian="bold" style:font-size-complex="14pt"/>
    </style:style>
    <style:style style:name="T12" style:family="text">
      <style:text-properties fo:color="#000000" loext:opacity="100%" fo:font-size="14pt" officeooo:rsid="001cd06f" style:font-size-asian="14pt" style:font-size-complex="14pt"/>
    </style:style>
    <style:style style:name="T13" style:family="text">
      <style:text-properties fo:color="#000000" loext:opacity="100%" fo:font-size="14pt" officeooo:rsid="001e3ac3" style:font-size-asian="14pt" style:font-size-complex="14pt"/>
    </style:style>
    <style:style style:name="T14" style:family="text">
      <style:text-properties fo:color="#000000" loext:opacity="100%" fo:font-size="14pt" officeooo:rsid="0036152b" style:font-size-asian="14pt" style:font-size-complex="14pt"/>
    </style:style>
    <style:style style:name="T15" style:family="text">
      <style:text-properties fo:color="#000000" loext:opacity="100%" fo:font-size="14pt" fo:font-style="normal" fo:font-weight="normal" officeooo:rsid="0028e22a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fo:font-size="14pt" fo:font-style="normal" fo:font-weight="normal" officeooo:rsid="0031d119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fo:font-size="14pt" fo:font-style="normal" fo:font-weight="normal" officeooo:rsid="0028e22a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fo:font-size="14pt" fo:font-style="normal" fo:font-weight="normal" officeooo:rsid="0031e653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loext:opacity="100%" fo:font-weight="bold" officeooo:rsid="001e3ac3" style:font-weight-asian="bold" style:font-weight-complex="bold"/>
    </style:style>
    <style:style style:name="T20" style:family="text">
      <style:text-properties fo:color="#000000" loext:opacity="100%" fo:font-weight="bold" officeooo:rsid="00270faa" style:font-weight-asian="bold" style:font-weight-complex="bold"/>
    </style:style>
    <style:style style:name="T21" style:family="text">
      <style:text-properties fo:color="#000000" loext:opacity="100%" officeooo:rsid="001e3ac3"/>
    </style:style>
    <style:style style:name="T22" style:family="text">
      <style:text-properties fo:color="#000000" loext:opacity="100%" fo:font-size="15pt" fo:font-weight="normal" style:font-size-asian="13.1000003814697pt" style:font-weight-asian="normal" style:font-size-complex="15pt" style:font-weight-complex="normal"/>
    </style:style>
    <style:style style:name="T23" style:family="text">
      <style:text-properties fo:color="#000000" loext:opacity="100%" fo:font-size="15pt" fo:font-weight="normal" officeooo:rsid="0028ca2e" style:font-size-asian="13.1000003814697pt" style:font-weight-asian="normal" style:font-size-complex="15pt" style:font-weight-complex="normal"/>
    </style:style>
    <style:style style:name="T24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000000" loext:opacity="100%" officeooo:rsid="0028ca2e"/>
    </style:style>
    <style:style style:name="T26" style:family="text">
      <style:text-properties fo:color="#000000" loext:opacity="100%" officeooo:rsid="0028e22a"/>
    </style:style>
    <style:style style:name="T27" style:family="text">
      <style:text-properties fo:color="#000000" loext:opacity="100%" officeooo:rsid="00299ba9"/>
    </style:style>
    <style:style style:name="T28" style:family="text">
      <style:text-properties fo:color="#000000" loext:opacity="100%" officeooo:rsid="0032ba0c"/>
    </style:style>
    <style:style style:name="T29" style:family="text">
      <style:text-properties fo:color="#000000" loext:opacity="100%" officeooo:rsid="00342633"/>
    </style:style>
    <style:style style:name="T30" style:family="text">
      <style:text-properties fo:font-variant="normal" fo:text-transform="none" fo:font-size="14pt" style:font-size-asian="14pt" style:font-size-complex="14pt"/>
    </style:style>
    <style:style style:name="T31" style:family="text">
      <style:text-properties fo:font-variant="normal" fo:text-transform="none" fo:font-size="14pt" officeooo:rsid="0035c5e3" style:font-size-asian="14pt" style:font-size-complex="14pt"/>
    </style:style>
    <style:style style:name="T32" style:family="text">
      <style:text-properties officeooo:rsid="001e4ee0"/>
    </style:style>
    <style:style style:name="T33" style:family="text">
      <style:text-properties fo:font-size="15pt" officeooo:rsid="001e4ee0" style:font-size-asian="13.1000003814697pt" style:font-size-complex="15pt"/>
    </style:style>
    <style:style style:name="T34" style:family="text">
      <style:text-properties fo:font-size="15pt" officeooo:rsid="001f8703" style:font-size-asian="13.1000003814697pt" style:font-size-complex="15pt"/>
    </style:style>
    <style:style style:name="T35" style:family="text">
      <style:text-properties fo:font-size="15pt" officeooo:rsid="00220987" style:font-size-asian="13.1000003814697pt" style:font-size-complex="15pt"/>
    </style:style>
    <style:style style:name="T36" style:family="text">
      <style:text-properties fo:font-size="15pt" officeooo:rsid="0023bf2e" style:font-size-asian="13.1000003814697pt" style:font-size-complex="15pt"/>
    </style:style>
    <style:style style:name="T37" style:family="text">
      <style:text-properties fo:font-size="15pt" officeooo:rsid="002b7df5" style:font-size-asian="13.1000003814697pt" style:font-size-complex="15pt"/>
    </style:style>
    <style:style style:name="T38" style:family="text">
      <style:text-properties fo:font-size="15pt" officeooo:rsid="002d7d79" style:font-size-asian="13.1000003814697pt" style:font-size-complex="15pt"/>
    </style:style>
    <style:style style:name="T39" style:family="text">
      <style:text-properties fo:font-size="15pt" officeooo:rsid="002ee6c8" style:font-size-asian="13.1000003814697pt" style:font-size-complex="15pt"/>
    </style:style>
    <style:style style:name="T40" style:family="text">
      <style:text-properties fo:font-size="15pt" officeooo:rsid="0030a7d2" style:font-size-asian="13.1000003814697pt" style:font-size-complex="15pt"/>
    </style:style>
    <style:style style:name="T41" style:family="text">
      <style:text-properties officeooo:rsid="001f8703"/>
    </style:style>
    <style:style style:name="T42" style:family="text">
      <style:text-properties officeooo:rsid="00209ccf"/>
    </style:style>
    <style:style style:name="T43" style:family="text">
      <style:text-properties officeooo:rsid="00220987"/>
    </style:style>
    <style:style style:name="T44" style:family="text">
      <style:text-properties officeooo:rsid="0023bf2e"/>
    </style:style>
    <style:style style:name="T45" style:family="text">
      <style:text-properties officeooo:rsid="002567b0"/>
    </style:style>
    <style:style style:name="T46" style:family="text">
      <style:text-properties officeooo:rsid="00270faa"/>
    </style:style>
    <style:style style:name="T47" style:family="text">
      <style:text-properties officeooo:rsid="002ee6c8"/>
    </style:style>
    <style:style style:name="T48" style:family="text">
      <style:text-properties officeooo:rsid="0030a7d2"/>
    </style:style>
    <style:style style:name="T49" style:family="text">
      <style:text-properties officeooo:rsid="0031d119"/>
    </style:style>
    <style:style style:name="T50" style:family="text">
      <style:text-properties officeooo:rsid="0031e653"/>
    </style:style>
    <style:style style:name="T51" style:family="text">
      <style:text-properties officeooo:rsid="00327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ИНОБРНАУКИ РОССИИ</text:p>
      <text:p text:style-name="P14">Санкт-Петербургский государственный электротехнический университет</text:p>
      <text:p text:style-name="P14">«ЛЭТИ» им. В.И. Ульянова (Ленина)</text:p>
      <text:p text:style-name="P15"><text:span text:style-name="T1">Кафедр</text:span><text:span text:style-name="T2">а математического обеспечения и применения ЭВМ</text:span><text:span text:style-name="T1"> </text:span></text:p>
      <text:p text:style-name="P14"/>
      <text:p text:style-name="P14"/>
      <text:p text:style-name="P17"/>
      <text:p text:style-name="P17"/>
      <text:p text:style-name="P17"/>
      <text:p text:style-name="P17"/>
      <text:p text:style-name="P30"><text:span text:style-name="Название_20_книги"><text:span text:style-name="T6">отчет</text:span></text:span></text:p>
      <text:p text:style-name="P15"><text:span text:style-name="T1">по лабораторной работе</text:span><text:span text:style-name="T7"> </text:span><text:span text:style-name="T10">№1</text:span></text:p>
      <text:p text:style-name="P15"><text:span text:style-name="T1">по дисциплине </text:span><text:span text:style-name="T9">«</text:span><text:span text:style-name="T11">Организация ЭВМ и систем</text:span><text:span text:style-name="T9">»</text:span></text:p>
      <text:p text:style-name="P15"><text:span text:style-name="Название_20_книги"><text:span text:style-name="T30">Тема: </text:span></text:span><text:span text:style-name="Название_20_книги"><text:span text:style-name="T31">Трансляция, отладка и выполнение программ на языке ассемблера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3">Студент гр. </text:span><text:span text:style-name="T12">938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23"><text:span text:style-name="T13">Ефремов</text:span><text:span text:style-name="T14"> </text:span><text:span text:style-name="T13">М</text:span><text:span text:style-name="T14">.</text:span><text:span text:style-name="T13">А</text:span><text:span text:style-name="T14">.</text:span></text:p>
          </table:table-cell>
        </table:table-row>
      </table:table>
      <text:p text:style-name="P19"/>
      <text:p text:style-name="P19"/>
      <text:p text:style-name="P19">Санкт-Петербург</text:p>
      <text:p text:style-name="P3"><text:soft-page-break/>2020</text:p>
      <text:p text:style-name="P4"/>
      <text:p text:style-name="P26"><text:span text:style-name="T19">С</text:span><text:span text:style-name="T20">одержание</text:span></text:p>
      <text:p text:style-name="P25"><text:span text:style-name="T21">1. </text:span><text:span text:style-name="T8">Цель работы…………………………………………………………………</text:span><text:span text:style-name="T25">3</text:span></text:p>
      <text:p text:style-name="P25"><text:span text:style-name="T8">2. Тексты программ hello1.asm и hello2.asm…………………………………</text:span><text:span text:style-name="T26">5</text:span></text:p>
      <text:p text:style-name="P25"><text:span text:style-name="T8">3. Тексты диагностических сообщений hello1.lst и hello2.lst……………….</text:span><text:span text:style-name="T29">8</text:span></text:p>
      <text:p text:style-name="P25"><text:span text:style-name="T8">4. Протокол выполнения программ…………………………………………</text:span><text:span text:style-name="T27">1</text:span><text:span text:style-name="T29">4</text:span></text:p>
      <text:p text:style-name="P25"><text:span text:style-name="T8">5. Выводы……………………………………………………………………</text:span><text:span text:style-name="T27">..</text:span><text:span text:style-name="T28">1</text:span><text:span text:style-name="T29">8</text:span></text:p>
      <text:p text:style-name="P32">1. Цель работы</text:p>
      <text:p text:style-name="P27"><text:span text:style-name="T8"><text:tab/><text:tab/><text:tab/><text:tab/><text:tab/><text:tab/></text:span><text:span text:style-name="T24">Часть 1</text:span><text:span text:style-name="T8"><text:tab/><text:tab/></text:span></text:p>
      <text:p text:style-name="P10">1)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 Выполняемые функцией действия и задаваемые ей параметры — следующие:</text:p>
      <text:p text:style-name="P10"><text:tab/>- обеспечивается вывод на экран строки символов, заканчивающейся <text:tab/><text:tab/>знаком "$";</text:p>
      <text:p text:style-name="P10"><text:tab/>- требуется задание в регистре ah номера функции, равного 09h, а в <text:tab/><text:tab/>регистре dx</text:p>
      <text:p text:style-name="P10"><text:tab/>- смещения адреса выводимой строки;</text:p>
      <text:p text:style-name="P10"><text:tab/>- используется регистр ax и не сохраняется его содержимое.</text:p>
      <text:p text:style-name="P10">2)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0">3) Загрузить файл hello1.asm из каталога Задания в каталог Masm.</text:p>
      <text:p text:style-name="P10">4) Протранслировать программу с помощью строки</text:p>
      <text:p text:style-name="P10"><text:tab/><text:tab/><text:tab/><text:tab/><text:tab/>&gt; masm hello1.asm</text:p>
      <text:p text:style-name="P10">c созданием объектного файла и файла диагностических сообщений (файла листинга).</text:p>
      <text:p text:style-name="P10">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27"><text:span text:style-name="T22">5</text:span><text:span text:style-name="T23">)</text:span><text:span text:style-name="T22"> Скомпоновать загрузочный модуль с помощью строки</text:span></text:p>
      <text:p text:style-name="P10"><text:tab/><text:tab/><text:tab/><text:tab/><text:tab/>&gt; link hello1.obj</text:p>
      <text:p text:style-name="P10"><text:soft-page-break/>с созданием карты памяти и исполняемого файла hello1.exe.</text:p>
      <text:p text:style-name="P27"><text:span text:style-name="T22">6</text:span><text:span text:style-name="T23">)</text:span><text:span text:style-name="T22"> Выполнить программу в автоматическом режиме путем набора строки</text:span></text:p>
      <text:p text:style-name="P10"><text:tab/><text:tab/><text:tab/><text:tab/><text:tab/>&gt; hello1.exe</text:p>
      <text:p text:style-name="P10">убедиться в корректности ее работы и зафиксировать результат выполнения в протоколе.</text:p>
      <text:p text:style-name="P27"><text:span text:style-name="T22">7</text:span><text:span text:style-name="T23">)</text:span><text:span text:style-name="T22"> Запустить выполнение программы под управлением отладчика с помощью команды</text:span></text:p>
      <text:p text:style-name="P10"><text:tab/><text:tab/><text:tab/><text:tab/><text:tab/>&gt; afd hello1.exe</text:p>
      <text:p text:style-name="P10"><text:tab/><text:tab/><text:tab/><text:tab/><text:tab/><text:tab/>Часть 2</text:p>
      <text:p text:style-name="P10"><text:tab/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33">2. Тексты программ hello1.asm и hello2.asm</text:p>
      <text:p text:style-name="P29"><text:span text:style-name="T8">hello</text:span><text:span text:style-name="T26">1</text:span><text:span text:style-name="T8">.asm</text:span></text:p>
      <text:p text:style-name="P21">; HELLO1.ASM - <text:s/>упрощенная версия учебной программы лаб.раб. N1</text:p>
      <text:p text:style-name="P21">; <text:s text:c="14"/>по дисциплине "Архитектура компьютера"</text:p>
      <text:p text:style-name="P21">; *****************************************************************</text:p>
      <text:p text:style-name="P21">; Назначение: Программа формирует и выводит на экран приветствие</text:p>
      <text:p text:style-name="P21">; <text:s text:c="12"/>пользователя с помощью функции ДОС "Вывод строки"</text:p>
      <text:p text:style-name="P21">; <text:s text:c="12"/>(номер 09 прерывание 21h), которая:</text:p>
      <text:p text:style-name="P21">; <text:s text:c="13"/>- обеспечивает вывод на экран строки символов,</text:p>
      <text:p text:style-name="P21">; <text:s text:c="15"/>заканчивающейся знаком "$";</text:p>
      <text:p text:style-name="P21">; <text:s text:c="13"/>- требует задания в регистре ah номера функции=09h,</text:p>
      <text:p text:style-name="P21">; <text:s text:c="15"/>а в регистре dx - <text:s/>смещения <text:s/>адреса <text:s/>выводимой</text:p>
      <text:p text:style-name="P21">; <text:s text:c="15"/>строки;</text:p>
      <text:p text:style-name="P21">; <text:s text:c="13"/>- использует регистр <text:s/>ax <text:s/>и <text:s/>не сохраняет его</text:p>
      <text:p text:style-name="P21">; <text:s text:c="15"/>содержимое.</text:p>
      <text:p text:style-name="P21">; ******************************************************************</text:p>
      <text:p text:style-name="P21"><text:s text:c="3"/>DOSSEG <text:s text:c="37"/>; Задание сегментов под ДОС</text:p>
      <text:p text:style-name="P21"><text:s text:c="3"/>.MODEL <text:s/>SMALL <text:s text:c="30"/>; Модель памяти-SMALL(Малая)</text:p>
      <text:p text:style-name="P21"><text:s text:c="3"/>.STACK <text:s/>100h <text:s text:c="31"/>; Отвести под Стек 256 байт</text:p>
      <text:p text:style-name="P21"><text:s text:c="3"/>.DATA <text:s text:c="38"/>; Начало сегмента данных</text:p>
      <text:p text:style-name="P21">Greeting <text:s/>LABEL <text:s/>BYTE <text:s text:c="25"/>; Текст <text:s/>приветствия</text:p>
      <text:p text:style-name="P21"><text:s text:c="3"/>DB 'Вас приветствует ст.гр.7303 - Иванов И.И.',13,10,'$'</text:p>
      <text:p text:style-name="P21"><text:s text:c="3"/>.CODE <text:s text:c="31"/>; Начало сегмента кода</text:p>
      <text:p text:style-name="P21"><text:s text:c="3"/>mov <text:s/>ax, @data <text:s text:c="23"/>; Загрузка в DS адреса начала</text:p>
      <text:p text:style-name="P21"><text:s text:c="3"/>mov <text:s/>ds, ax <text:s text:c="26"/>; сегмента данных</text:p>
      <text:p text:style-name="P21"><text:s text:c="3"/>mov <text:s/>dx, OFFSET Greeting <text:s text:c="13"/>; Загрузка в dx смещения</text:p>
      <text:p text:style-name="P21"><text:s text:c="40"/>; адреса текста приветствия</text:p>
      <text:p text:style-name="P21">DisplayGreeting:</text:p>
      <text:p text:style-name="P21"><text:soft-page-break/><text:s text:c="3"/>mov <text:s/>ah, 9 <text:s text:c="27"/>; # функции ДОС печати строки</text:p>
      <text:p text:style-name="P21"><text:s text:c="3"/>int <text:s/>21h <text:s text:c="28"/>; вывод на экран <text:s/>приветствия</text:p>
      <text:p text:style-name="P21"><text:s text:c="3"/>mov <text:s/>ah, 4ch <text:s text:c="25"/>; # функции ДОС завершения программы</text:p>
      <text:p text:style-name="P21"><text:s text:c="3"/>int <text:s/>21h <text:s text:c="28"/>; завершение программы и выход в ДОС</text:p>
      <text:p text:style-name="P21"><text:s text:c="3"/>END</text:p>
      <text:p text:style-name="P21"/>
      <text:p text:style-name="P11">hello2.asm</text:p>
      <text:p text:style-name="P21">; HELLO2 - Учебная программа N2 <text:s/>лаб.раб.#1 по дисциплине "Архитектура компьютера"</text:p>
      <text:p text:style-name="P21">; <text:s text:c="9"/>Программа использует процедуру для печати строки</text:p>
      <text:p text:style-name="P21">;</text:p>
      <text:p text:style-name="P21">; <text:s text:c="5"/>ТЕКСТ <text:s/>ПРОГРАММЫ</text:p>
      <text:p text:style-name="P21"/>
      <text:p text:style-name="P21">EOFLine <text:s/>EQU <text:s/>'$' <text:s text:c="8"/>; Определение символьной константы</text:p>
      <text:p text:style-name="P21"><text:s text:c="26"/>; <text:s text:c="4"/>"Конец строки"</text:p>
      <text:p text:style-name="P21"/>
      <text:p text:style-name="P21">; Стек <text:s/>программы</text:p>
      <text:p text:style-name="P21"/>
      <text:p text:style-name="P21">AStack <text:s text:c="3"/>SEGMENT <text:s/>STACK</text:p>
      <text:p text:style-name="P21"><text:s text:c="10"/>DW 12 DUP(?) <text:s text:c="3"/>; Отводится 12 слов памяти</text:p>
      <text:p text:style-name="P21">AStack <text:s text:c="3"/>ENDS</text:p>
      <text:p text:style-name="P21"/>
      <text:p text:style-name="P21">; Данные программы</text:p>
      <text:p text:style-name="P21"/>
      <text:p text:style-name="P21">DATA <text:s text:c="5"/>SEGMENT</text:p>
      <text:p text:style-name="P21"/>
      <text:p text:style-name="P21">; <text:s/>Директивы описания данных</text:p>
      <text:p text:style-name="P21"/>
      <text:p text:style-name="P21">HELLO <text:s text:c="4"/>DB 'Hello Worlds!', 0AH, 0DH,EOFLine</text:p>
      <text:p text:style-name="P21"><text:soft-page-break/>GREETING <text:s/>DB 'Student from 4350 - $'</text:p>
      <text:p text:style-name="P21">DATA <text:s text:c="5"/>ENDS</text:p>
      <text:p text:style-name="P21"/>
      <text:p text:style-name="P21">; Код программы</text:p>
      <text:p text:style-name="P21"/>
      <text:p text:style-name="P21">CODE <text:s text:c="5"/>SEGMENT</text:p>
      <text:p text:style-name="P21"><text:s text:c="10"/>ASSUME CS:Code DS:DATA SS:AStack</text:p>
      <text:p text:style-name="P21">; Процедура печати строки</text:p>
      <text:p text:style-name="P21">WriteMsg <text:s/>PROC <text:s/>NEAR</text:p>
      <text:p text:style-name="P21"><text:s text:c="10"/>mov <text:s text:c="2"/>AH,9</text:p>
      <text:p text:style-name="P21"><text:s text:c="10"/>int <text:s text:c="2"/>21h <text:s/>; Вызов функции DOS по прерыванию</text:p>
      <text:p text:style-name="P21"><text:s text:c="10"/>ret</text:p>
      <text:p text:style-name="P21">WriteMsg <text:s/>ENDP</text:p>
      <text:p text:style-name="P21">; Головная процедура</text:p>
      <text:p text:style-name="P21">Main <text:s text:c="5"/>PROC <text:s/>FAR</text:p>
      <text:p text:style-name="P21"><text:s text:c="10"/>push <text:s/>DS <text:s text:c="6"/>;\ <text:s/>Сохранение адреса начала PSP в стеке</text:p>
      <text:p text:style-name="P21"><text:s text:c="10"/>sub <text:s text:c="2"/>AX,AX <text:s text:c="3"/>; &gt; для последующего восстановления по</text:p>
      <text:p text:style-name="P21"><text:s text:c="10"/>push <text:s/>AX <text:s text:c="6"/>;/ <text:s/>команде ret, завершающей процедуру.</text:p>
      <text:p text:style-name="P21"><text:s text:c="10"/>mov <text:s text:c="2"/>AX,DATA <text:s text:c="12"/>; Загрузка сегментного</text:p>
      <text:p text:style-name="P21"><text:s text:c="10"/>mov <text:s text:c="2"/>DS,AX <text:s text:c="14"/>; регистра данных.</text:p>
      <text:p text:style-name="P21"><text:s text:c="10"/>mov <text:s text:c="2"/>DX, OFFSET HELLO <text:s text:c="3"/>; Вывод на экран первой</text:p>
      <text:p text:style-name="P21"><text:s text:c="10"/>call <text:s/>WriteMsg <text:s text:c="11"/>; строки приветствия.</text:p>
      <text:p text:style-name="P21"><text:s text:c="10"/>mov <text:s text:c="2"/>DX, OFFSET GREETING ; Вывод на экран второй</text:p>
      <text:p text:style-name="P21"><text:s text:c="10"/>call <text:s/>WriteMsg <text:s text:c="11"/>; строки приветствия.</text:p>
      <text:p text:style-name="P21"><text:s text:c="10"/>ret <text:s text:c="22"/>; Выход в DOS по команде,</text:p>
      <text:p text:style-name="P21"><text:s text:c="36"/>; находящейся в 1-ом слове PSP.</text:p>
      <text:p text:style-name="P21">Main <text:s text:c="5"/>ENDP</text:p>
      <text:p text:style-name="P21">CODE <text:s text:c="5"/>ENDS</text:p>
      <text:p text:style-name="P21"><text:s text:c="10"/>END Main</text:p>
      <text:p text:style-name="P35">3. Тексты диагностических сообщений hello1.lst и hello2.lst</text:p>
      <text:p text:style-name="P12">hello1.lst</text:p>
      <text:p text:style-name="P5">#Microsoft (R) Macro Assembler Version 5.10 <text:s text:c="17"/>9/24/20 00:18:13</text:p>
      <text:p text:style-name="P5"><text:s text:c="61"/>Page <text:s text:c="4"/>1-1</text:p>
      <text:p text:style-name="P6">; HELLO1.ASM - <text:s/>упрощенная версия учебной программы лаб.р<text:span text:style-name="T50">а</text:span>б. N1</text:p>
      <text:p text:style-name="P5">; по дисциплине "Архитектура компьютера"</text:p>
      <text:p text:style-name="P5">; *****************************************************************</text:p>
      <text:p text:style-name="P5">; Назначение: Программа формирует и выводит на экра<text:span text:style-name="T50">н</text:span> приветствие</text:p>
      <text:p text:style-name="P16"><text:span text:style-name="T17">; пользователя с по</text:span><text:span text:style-name="T18">м</text:span><text:span text:style-name="T17">ощью функции ДОС "Вывод с</text:span><text:span text:style-name="T18">т</text:span><text:span text:style-name="T17">роки"</text:span></text:p>
      <text:p text:style-name="P5">; <text:s/>(номер 09 прерывание 21h), которая:</text:p>
      <text:p text:style-name="P5">; <text:s text:c="6"/><text:tab/>- обеспечивает выод на экран строки символов,</text:p>
      <text:p text:style-name="P5">; <text:s text:c="15"/>заканчивающейся знаком "$";</text:p>
      <text:p text:style-name="P5">; <text:s text:c="8"/>- требует задания в регистре ah номера функц<text:span text:style-name="T51">и</text:span>и=09h,</text:p>
      <text:p text:style-name="P5">; <text:s text:c="15"/>а в регистре dx - <text:s/><text:span text:style-name="T51">с</text:span>мещения <text:s/>адреса <text:s/>выводимой</text:p>
      <text:p text:style-name="P5">; <text:s text:c="15"/>строки;</text:p>
      <text:p text:style-name="P5">; <text:s text:c="8"/>- использует реги<text:span text:style-name="T51">с</text:span>трax <text:s/>и <text:s/>не сохраняет его</text:p>
      <text:p text:style-name="P5">; <text:s text:c="15"/>содержимое.</text:p>
      <text:p text:style-name="P5">; ******************************************************************</text:p>
      <text:p text:style-name="P5">DOSSEG <text:s text:c="37"/></text:p>
      <text:p text:style-name="P5">; Задание сегментов под ДОС</text:p>
      <text:p text:style-name="P5">.MODEL <text:s/>SMALL <text:s text:c="24"/>; Модель памяти-SMALL(Малая)</text:p>
      <text:p text:style-name="P5">STACK <text:s/>100h <text:s text:c="31"/>; Отвести под Стек 256 байт</text:p>
      <text:p text:style-name="P5">.DATA <text:s text:c="43"/>; Начало сегмента данных</text:p>
      <text:p text:style-name="P5"><text:s/>0000<text:tab/><text:tab/><text:tab/><text:tab/>Greeting <text:s/>LABEL <text:s/>BYTE <text:s text:c="7"/>; Текст <text:s/>приветствия</text:p>
      <text:p text:style-name="P5"><text:s/>0000 <text:s/>D0 92 D0 B0 D1 81<text:tab/> <text:s text:c="2"/>DB 'Вас приветствует ст.г<text:span text:style-name="T51">р</text:span>.7303 - Иванов И.И.',13,10,'$'</text:p>
      <text:p text:style-name="P5"><text:s text:c="7"/>20 D0 BF D1 80 D0<text:tab/></text:p>
      <text:p text:style-name="P5"><text:soft-page-break/><text:s text:c="7"/>B8 D0 B2 D0 B5 D1<text:tab/></text:p>
      <text:p text:style-name="P5"><text:s text:c="7"/>82 D1 81 D1 82 D0<text:tab/></text:p>
      <text:p text:style-name="P5"><text:s text:c="7"/>B2 D1 83 D0 B5 D1<text:tab/></text:p>
      <text:p text:style-name="P5"><text:s text:c="7"/>82 20 D1 81 D1 82<text:tab/></text:p>
      <text:p text:style-name="P5"><text:s text:c="7"/>2E D0 B3 D1 80 2E<text:tab/></text:p>
      <text:p text:style-name="P5"><text:s text:c="7"/>37 33 30 33 20 2D<text:tab/></text:p>
      <text:p text:style-name="P5">#Microsoft (R) Macro Assembler Version 5.10 <text:s text:c="17"/>9/24/20 00:18:13</text:p>
      <text:p text:style-name="P5"><text:s text:c="61"/>Page <text:s text:c="4"/>1-2</text:p>
      <text:p text:style-name="P5"><text:s text:c="7"/>20 D0 98 D0 B2 D0<text:tab/></text:p>
      <text:p text:style-name="P5"><text:s text:c="7"/>B0 D0 BD D0 BE D0<text:tab/></text:p>
      <text:p text:style-name="P5"><text:s text:c="7"/>B2 20 D0 98 2E D0<text:tab/></text:p>
      <text:p text:style-name="P5"><text:s text:c="7"/>98 2E 0D 0A 24<text:tab/><text:tab/></text:p>
      <text:p text:style-name="P5"><text:tab/><text:tab/><text:tab/><text:tab/> <text:s text:c="2"/>.CODE <text:s text:c="31"/>; На<text:span text:style-name="T51">ч</text:span>ало сегмента кода</text:p>
      <text:p text:style-name="P5"><text:s/>0000 <text:s/>B8 ---- R<text:tab/><text:tab/>mov <text:s/>ax, @data <text:s text:c="23"/>; Загрузка в DS адреса начала</text:p>
      <text:p text:style-name="P5"><text:s/>0003 <text:s/>8E D8<text:tab/><text:tab/>mov <text:s/>ds, ax <text:s text:c="26"/>; сегмента данных</text:p>
      <text:p text:style-name="P5"><text:s/>0005 <text:s/>BA 0000 R<text:tab/><text:tab/>mov <text:s/>dx, OFFSET Greeting <text:s text:c="13"/>; Загрузка в dx смещения</text:p>
      <text:p text:style-name="P5"><text:tab/><text:tab/><text:tab/><text:tab/> <text:s text:c="39"/>; ад<text:span text:style-name="T51">р</text:span>еса текста приветствия</text:p>
      <text:p text:style-name="P5"><text:s/>0008<text:tab/><text:tab/><text:tab/><text:tab/>DisplayGreeting:</text:p>
      <text:p text:style-name="P5"><text:s/>0008 <text:s/>B4 09<text:tab/><text:tab/>mov <text:s/>ah, 9 <text:s text:c="27"/>; # функции ДОС печати строки</text:p>
      <text:p text:style-name="P5"><text:s/>000A <text:s/>CD 21<text:tab/><text:tab/>int <text:s/>21h <text:s text:c="28"/>; вы<text:span text:style-name="T51">х</text:span>од на экран <text:s/>приветствия</text:p>
      <text:p text:style-name="P5"><text:s/>000C <text:s/>B4 4C<text:tab/><text:tab/>mov <text:s/>ah, 4ch <text:s text:c="25"/>; # функции ДОС завершения программы</text:p>
      <text:p text:style-name="P5"><text:s/>000E <text:s/>CD 21<text:tab/><text:tab/><text:tab/> <text:s text:c="2"/>int <text:s/>21h <text:s text:c="28"/>; за<text:span text:style-name="T51">в</text:span>ершение программы и выхо<text:span text:style-name="T51">д</text:span> в ДОС</text:p>
      <text:p text:style-name="P5"><text:tab/><text:tab/><text:tab/><text:tab/> <text:s text:c="2"/>END</text:p>
      <text:p text:style-name="P5">#Microsoft (R) Macro Assembler Version 5.10 <text:s text:c="17"/>9/24/20 00:18:13</text:p>
      <text:p text:style-name="P5"><text:soft-page-break/><text:s text:c="61"/>Symbols-1</text:p>
      <text:p text:style-name="P5">Segments and Groups:</text:p>
      <text:p text:style-name="P5"><text:s text:c="16"/>N a m e <text:s text:c="8"/><text:tab/>Length<text:tab/> Align<text:tab/>Combine Class</text:p>
      <text:p text:style-name="P5">DGROUP . . . . . . . . . . . . . <text:s/><text:tab/>GROUP</text:p>
      <text:p text:style-name="P5"><text:s text:c="2"/>_DATA <text:s/>. . . . . . . . . . . . <text:s/><text:tab/>0047<text:tab/>WORD<text:tab/>PUBLIC<text:tab/>'DATA'</text:p>
      <text:p text:style-name="P5"><text:s text:c="2"/>STACK <text:s/>. . . . . . . . . . . . <text:s/><text:tab/>0100<text:tab/>PARA<text:tab/>STACK<text:tab/>'STACK'</text:p>
      <text:p text:style-name="P5">_TEXT <text:s/>. . . . . . . . . . . . . <text:s/><text:tab/>0010<text:tab/>WORD<text:tab/>PUBLIC<text:tab/>'CODE'</text:p>
      <text:p text:style-name="P5"/>
      <text:p text:style-name="P5">Symbols: <text:s text:c="11"/></text:p>
      <text:p text:style-name="P5"><text:s text:c="16"/>N a m e <text:s text:c="8"/><text:tab/>Type<text:tab/> Value<text:tab/> Attr</text:p>
      <text:p text:style-name="P5">DISPLAYGREETING <text:s/>. . . . . . . . <text:s/><text:tab/>L NEAR<text:tab/>0008<text:tab/>_TEXT</text:p>
      <text:p text:style-name="P5">GREETING . . . . . . . . . . . . <text:s/><text:tab/>L BYTE<text:tab/>0000<text:tab/>_DATA</text:p>
      <text:p text:style-name="P5">@CODE <text:s/>. . . . . . . . . . . . . <text:s/><text:tab/>TEXT <text:s/>_TEXT<text:tab/><text:tab/></text:p>
      <text:p text:style-name="P5">@CODESIZE <text:s/>. . . . . . . . . . . <text:s/><text:tab/>TEXT <text:s/>0<text:tab/><text:tab/></text:p>
      <text:p text:style-name="P5">@CPU . . . . . . . . . . . . . . <text:s/><text:tab/>TEXT <text:s/>0101h<text:tab/><text:tab/></text:p>
      <text:p text:style-name="P5">@DATASIZE <text:s/>. . . . . . . . . . . <text:s/><text:tab/>TEXT <text:s/>0<text:tab/><text:tab/></text:p>
      <text:p text:style-name="P5">@FILENAME <text:s/>. . . . . . . . . . . <text:s/><text:tab/>TEXT <text:s/>hello1<text:tab/><text:tab/></text:p>
      <text:p text:style-name="P5">@VERSION . . . . . . . . . . . . <text:s/><text:tab/>TEXT <text:s/>510<text:tab/><text:tab/></text:p>
      <text:p text:style-name="P5"/>
      <text:p text:style-name="P5"><text:s text:c="5"/>33 Source <text:s/>Lines</text:p>
      <text:p text:style-name="P5"><text:s text:c="5"/>33 Total <text:s text:c="2"/>Lines</text:p>
      <text:p text:style-name="P5"><text:s text:c="5"/>19 Symbols</text:p>
      <text:p text:style-name="P5"/>
      <text:p text:style-name="P5"><text:s text:c="2"/>47978 + 459279 Bytes symbol space free</text:p>
      <text:p text:style-name="P5"/>
      <text:p text:style-name="P5"><text:s text:c="6"/>0 Warning Errors</text:p>
      <text:p text:style-name="P5"><text:s text:c="6"/>0 Severe <text:s/>Errors</text:p>
      <text:p text:style-name="P13"/>
      <text:p text:style-name="P12"><text:soft-page-break/>hello2.lst</text:p>
      <text:p text:style-name="P7">#Microsoft (R) Macro Assembler Version 5.10 <text:s text:c="17"/>9/24/20 00:18:34</text:p>
      <text:p text:style-name="P7"><text:s text:c="61"/>Page <text:s text:c="4"/>1-1</text:p>
      <text:p text:style-name="P7">; HELLO2 - Учебная программа N2 <text:s/>лаб.раб.#1 по дисциплине "<text:span text:style-name="T48">а</text:span>рхитектура компьютера"</text:p>
      <text:p text:style-name="P7">; Программа использу<text:span text:style-name="T48">е</text:span>т процедуру для печати строки</text:p>
      <text:p text:style-name="P7">; <text:s text:c="5"/>ТЕКСТ <text:s/>ПРОГРАММЫ</text:p>
      <text:p text:style-name="P7"><text:tab/><text:tab/><text:tab/><text:tab/></text:p>
      <text:p text:style-name="P8">EOFLine <text:s/>EQU <text:s/>'$' <text:s text:c="8"/>; Определен<text:span text:style-name="T48">и</text:span>е символьной константы</text:p>
      <text:p text:style-name="P8">; <text:s text:c="4"/>"Конец с<text:span text:style-name="T48">т</text:span>роки"</text:p>
      <text:p text:style-name="P7">; Стек <text:s/>программы</text:p>
      <text:p text:style-name="P7"><text:tab/><text:tab/><text:tab/><text:tab/></text:p>
      <text:p text:style-name="P7"><text:s/>0000<text:tab/><text:tab/>AStack <text:s text:c="3"/>SEGMENT <text:s/>STACK</text:p>
      <text:p text:style-name="P7"><text:s/>0000 <text:s/>000C [DW 12 DUP(?) <text:s text:c="3"/>; Отводится <text:s/>12 слов памяти]<text:tab/></text:p>
      <text:p text:style-name="P7"><text:s/>0018<text:tab/> AStack <text:s text:c="3"/>ENDS ; Данные программы</text:p>
      <text:p text:style-name="P7"><text:tab/><text:tab/><text:tab/><text:tab/></text:p>
      <text:p text:style-name="P7"><text:s/>0000<text:tab/>DATA <text:s text:c="5"/>SEGMENT ; <text:s/>Директивы описания данных</text:p>
      <text:p text:style-name="P7"><text:tab/><text:tab/><text:tab/><text:tab/></text:p>
      <text:p text:style-name="P7"><text:s/>0000 <text:s/>48 65 6C 6C 6F 20<text:tab/>HELLO <text:s text:c="4"/>DB 'Hello Worlds!', 0AH, 0DH,EOFLine</text:p>
      <text:p text:style-name="P7"><text:s/>57 6F 72 6C 64 73<text:tab/></text:p>
      <text:p text:style-name="P7"><text:s/>21 0A 0D 24<text:tab/><text:tab/></text:p>
      <text:p text:style-name="P7"><text:s/>0010 <text:s/>53 74 75 64 65 6E <text:tab/>GREETING <text:s/>DB 'Student from 4350 - $'</text:p>
      <text:p text:style-name="P7"><text:s/>74 20 66 72 6F 6D<text:tab/></text:p>
      <text:p text:style-name="P7"><text:s/>20 34 33 35 30 20<text:tab/></text:p>
      <text:p text:style-name="P7"><text:s/>2D 20 24<text:tab/><text:tab/><text:tab/></text:p>
      <text:p text:style-name="P9"><text:s/>0025<text:tab/>DATA <text:s text:c="5"/>ENDS </text:p>
      <text:p text:style-name="P9">; Код программы</text:p>
      <text:p text:style-name="P7"><text:s/>0000<text:tab/>CODE <text:s text:c="5"/>SEGMENT</text:p>
      <text:p text:style-name="P7">ASSUME CS:Code DS:DATA SS:AStack</text:p>
      <text:p text:style-name="P7"><text:soft-page-break/>; Процедура печати строки</text:p>
      <text:p text:style-name="P7"><text:s/>0000<text:tab/>WriteMsg <text:s/>PROC <text:s/>NEAR</text:p>
      <text:p text:style-name="P7"><text:s/>0000 <text:s/>B4 09 mov <text:s text:c="2"/>AH,9</text:p>
      <text:p text:style-name="P7"><text:s/>0002 <text:s/>CD 21 int <text:s text:c="2"/>21h <text:s/>; Вызов функци<text:span text:style-name="T49">и</text:span> DOS по прерыванию</text:p>
      <text:p text:style-name="P7"><text:s/>0004 <text:s/>C3 ret</text:p>
      <text:p text:style-name="P7"><text:s/>0005<text:tab/> WriteMsg <text:s/>ENDP</text:p>
      <text:p text:style-name="P7">; Головная процедура</text:p>
      <text:p text:style-name="P7"><text:s/>0005<text:tab/>Main <text:s text:c="5"/>PROC <text:s/>FAR</text:p>
      <text:p text:style-name="P7"><text:s/>0005 <text:s/>1E<text:tab/> <text:s/>push <text:s/>DS <text:s text:c="6"/>;\ <text:s/>Сохранени е адреса начала PSP в стеке</text:p>
      <text:p text:style-name="P7"><text:s/>0006 <text:s/>2B C0 sub <text:s text:c="2"/>AX,AX <text:s text:c="3"/>; &gt; для посл<text:span text:style-name="T49">ед</text:span>ующего восстановления по</text:p>
      <text:p text:style-name="P7"><text:s/>0008 <text:s/>50 push <text:s/>AX <text:s text:c="6"/>;/ <text:s/>команде ret, завершающей процедуру.</text:p>
      <text:p text:style-name="P7"><text:s/>0009 <text:s/>B8 ---- R mov <text:s text:c="2"/>AX,DATA <text:s text:c="12"/>; Загр<text:span text:style-name="T49">у</text:span>зка сегментного</text:p>
      <text:p text:style-name="P7"><text:s/>000C <text:s/>8E D8 <text:tab/>mov <text:s text:c="2"/>DS,AX <text:s text:c="14"/>; реги<text:span text:style-name="T49">с</text:span>тра данных.</text:p>
      <text:p text:style-name="P7"><text:s/>000E <text:s/>BA 0000 R<text:tab/>mov <text:s text:c="2"/>DX, OFFSET HELLO <text:s text:c="3"/>; Выво<text:span text:style-name="T49">в </text:span>на экран первой</text:p>
      <text:p text:style-name="P7"><text:s/>0011 <text:s/>E8 0000 R <text:s text:c="2"/>call <text:s/>WriteMsg <text:s text:c="11"/>; стро<text:span text:style-name="T49">е</text:span>и приветствия.</text:p>
      <text:p text:style-name="P16"><text:span text:style-name="T15"><text:s/>0014 <text:s/>BA 0010 R<text:tab/>mov <text:s text:c="2"/>DX, OFFSET GREETING ; Выво</text:span><text:span text:style-name="T16">в </text:span><text:span text:style-name="T15">на экран второй</text:span></text:p>
      <text:p text:style-name="P7"><text:s/>0017 <text:s/>E8 0000 R <text:s text:c="2"/>call <text:s/>WriteMsg <text:s text:c="11"/>; стро<text:span text:style-name="T49">к</text:span>и приветствия.</text:p>
      <text:p text:style-name="P7"><text:s/>001A <text:s/>CB<text:tab/><text:tab/>ret <text:s text:c="22"/>; Выхо<text:span text:style-name="T49">д</text:span> в DOS по команде,</text:p>
      <text:p text:style-name="P7"><text:tab/><text:tab/><text:tab/><text:tab/> <text:s text:c="16"/>; нахо<text:span text:style-name="T49">д</text:span>ящейся в 1-ом слове PSP.</text:p>
      <text:p text:style-name="P7"><text:s/>001B<text:tab/><text:tab/><text:tab/><text:tab/>Main <text:s text:c="5"/>ENDP</text:p>
      <text:p text:style-name="P7"><text:s/>001B<text:tab/><text:tab/><text:tab/><text:tab/>CODE <text:s text:c="5"/>ENDS</text:p>
      <text:p text:style-name="P7"><text:tab/><text:tab/><text:tab/><text:tab/> <text:s text:c="9"/>END Main</text:p>
      <text:p text:style-name="P7">#Microsoft (R) Macro Assembler Version 5.10 <text:s text:c="17"/>9/24/20 00:18:34</text:p>
      <text:p text:style-name="P7"><text:s text:c="61"/>Symbols-1</text:p>
      <text:p text:style-name="P7">Segments and Groups:</text:p>
      <text:p text:style-name="P7"><text:s text:c="16"/>N a m e <text:s text:c="8"/><text:tab/>Length<text:tab/> Align<text:tab/>Combine Class</text:p>
      <text:p text:style-name="P7">ASTACK . . . . . . . . . . . . . <text:s/><text:tab/>0018<text:tab/>PARA<text:tab/>STACK<text:tab/></text:p>
      <text:p text:style-name="P7">CODE . . . . . . . . . . . . . . <text:s/><text:tab/>001B<text:tab/>PARA<text:tab/>NONE<text:tab/></text:p>
      <text:p text:style-name="P7">DATA . . . . . . . . . . . . . . <text:s/><text:tab/>0025<text:tab/>PARA<text:tab/>NONE<text:tab/></text:p>
      <text:p text:style-name="P7"><text:soft-page-break/></text:p>
      <text:p text:style-name="P7">Symbols: <text:s text:c="11"/></text:p>
      <text:p text:style-name="P7"><text:s text:c="16"/>N a m e <text:s text:c="8"/><text:tab/>Type<text:tab/> Value<text:tab/> Attr</text:p>
      <text:p text:style-name="P7">EOFLINE <text:s/>. . . . . . . . . . . . <text:s/><text:tab/>NUMBER<text:tab/>0024<text:tab/></text:p>
      <text:p text:style-name="P7">GREETING . . . . . . . . . . . . <text:s/><text:tab/>L BYTE<text:tab/>0010<text:tab/>DATA</text:p>
      <text:p text:style-name="P7">HELLO <text:s/>. . . . . . . . . . . . . <text:s/><text:tab/>L BYTE<text:tab/>0000<text:tab/>DATA</text:p>
      <text:p text:style-name="P7">MAIN . . . . . . . . . . . . . . <text:s/><text:tab/>F PROC<text:tab/>0005<text:tab/>CODE<text:tab/>Length = 0016</text:p>
      <text:p text:style-name="P7">WRITEMSG . . . . . . . . . . . . <text:s/><text:tab/>N PROC<text:tab/>0000<text:tab/>CODE<text:tab/>Length = 0005</text:p>
      <text:p text:style-name="P7">@CPU . . . . . . . . . . . . . . <text:s/><text:tab/>TEXT <text:s/>0101h<text:tab/><text:tab/></text:p>
      <text:p text:style-name="P7">@FILENAME <text:s/>. . . . . . . . . . . <text:s/><text:tab/>TEXT <text:s/>hello2<text:tab/><text:tab/></text:p>
      <text:p text:style-name="P7">@VERSION . . . . . . . . . . . . <text:s/><text:tab/>TEXT <text:s/>510<text:tab/><text:tab/></text:p>
      <text:p text:style-name="P7"/>
      <text:p text:style-name="P7"><text:s text:c="5"/>51 Source <text:s/>Lines</text:p>
      <text:p text:style-name="P7"><text:s text:c="5"/>51 Total <text:s text:c="2"/>Lines</text:p>
      <text:p text:style-name="P7"><text:s text:c="5"/>13 Symbols</text:p>
      <text:p text:style-name="P7"/>
      <text:p text:style-name="P7"><text:s text:c="2"/>47986 + 459271 Bytes symbol space free</text:p>
      <text:p text:style-name="P7"/>
      <text:p text:style-name="P7"><text:s text:c="6"/>1 Warning Errors</text:p>
      <text:p text:style-name="P7"><text:s text:c="6"/>0 Severe <text:s/>Errors</text:p>
      <text:p text:style-name="P34">4. Протокол выполнения программ</text:p>
      <text:p text:style-name="P68"><text:tab/>Начальное содержимое сегментных регистров: (CS) = 1A05, (DS) = 19F5, (ES) = 19F5, (SS) = 1A0A.</text:p>
      <text:p text:style-name="P67">Таблица 1. <text:span text:style-name="T42">Протокол выполнения программы hello1.asm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47">Адрес команды</text:p>
          </table:table-cell>
          <table:table-cell table:style-name="Таблица2.A1" table:number-rows-spanned="2" office:value-type="string">
            <text:p text:style-name="P47">Символический код команды</text:p>
          </table:table-cell>
          <table:table-cell table:style-name="Таблица2.A1" table:number-rows-spanned="2" office:value-type="string">
            <text:p text:style-name="P47">16-ричный код команды</text:p>
          </table:table-cell>
          <table:table-cell table:style-name="Таблица2.D1" table:number-columns-spanned="2" office:value-type="string">
            <text:p text:style-name="P47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47">До выполнения</text:p>
          </table:table-cell>
          <table:table-cell table:style-name="Таблица2.E2" office:value-type="string">
            <text:p text:style-name="P47">После выполнения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47">00<text:span text:style-name="T41">1</text:span>0</text:p>
          </table:table-cell>
          <table:table-cell table:style-name="Таблица2.D2" office:value-type="string">
            <text:p text:style-name="P43"/>
            <text:p text:style-name="P36"><text:span text:style-name="T34">mov</text:span><text:span text:style-name="T33"> </text:span><text:span text:style-name="T34">ax</text:span><text:span text:style-name="T33">, </text:span><text:span text:style-name="T38">1A07</text:span></text:p>
          </table:table-cell>
          <table:table-cell table:style-name="Таблица2.D2" office:value-type="string">
            <text:p text:style-name="P47"/>
            <text:p text:style-name="P47">B8071A</text:p>
          </table:table-cell>
          <table:table-cell table:style-name="Таблица2.D2" office:value-type="string">
            <text:p text:style-name="P47">(AX) = 0000</text:p>
            <text:p text:style-name="P61">(DX) = 0000</text:p>
            <text:p text:style-name="P47">(DS) = 19F5</text:p>
            <text:p text:style-name="P47">(IP) = 0010</text:p>
          </table:table-cell>
          <table:table-cell table:style-name="Таблица2.E2" office:value-type="string">
            <text:p text:style-name="P47">(AX) = 1A07</text:p>
            <text:p text:style-name="P61">(DX) = 0000</text:p>
            <text:p text:style-name="P47">(DS) = 19F5</text:p>
            <text:p text:style-name="P47">(IP) = 0013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3</text:p>
          </table:table-cell>
          <table:table-cell table:style-name="Таблица2.D2" office:value-type="string">
            <text:p text:style-name="P43"/>
            <text:p text:style-name="P54">mov ds, ax</text:p>
          </table:table-cell>
          <table:table-cell table:style-name="Таблица2.D2" office:value-type="string">
            <text:p text:style-name="P54"/>
            <text:p text:style-name="P54">8ED8</text:p>
          </table:table-cell>
          <table:table-cell table:style-name="Таблица2.D2" office:value-type="string">
            <text:p text:style-name="P48">(AX) = 1A07</text:p>
            <text:p text:style-name="P44">(DX) = 0000</text:p>
            <text:p text:style-name="P48">(DS) = 19F5</text:p>
            <text:p text:style-name="P48">(IP) = 0013</text:p>
          </table:table-cell>
          <table:table-cell table:style-name="Таблица2.E2" office:value-type="string">
            <text:p text:style-name="P48">(AX) = 1A07</text:p>
            <text:p text:style-name="P44">(DX) = 0000</text:p>
            <text:p text:style-name="P37"><text:span text:style-name="T33">(DS) = </text:span><text:span text:style-name="T34">1A07</text:span></text:p>
            <text:p text:style-name="P48">(IP) = 001<text:span text:style-name="T41">5</text:span>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5</text:p>
          </table:table-cell>
          <table:table-cell table:style-name="Таблица2.D2" office:value-type="string">
            <text:p text:style-name="P54"/>
            <text:p text:style-name="P37"><text:span text:style-name="T34">mov dx, </text:span><text:span text:style-name="T38">0000</text:span></text:p>
          </table:table-cell>
          <table:table-cell table:style-name="Таблица2.D2" office:value-type="string">
            <text:p text:style-name="P54"/>
            <text:p text:style-name="P54">BA0000</text:p>
          </table:table-cell>
          <table:table-cell table:style-name="Таблица2.D2" office:value-type="string">
            <text:p text:style-name="P48">(AX) = 1A07</text:p>
            <text:p text:style-name="P44">(DX) = 0000</text:p>
            <text:p text:style-name="P37"><text:span text:style-name="T33">(DS) = </text:span><text:span text:style-name="T34">1A07</text:span></text:p>
            <text:p text:style-name="P48">(IP) = 001<text:span text:style-name="T41">5</text:span></text:p>
          </table:table-cell>
          <table:table-cell table:style-name="Таблица2.E2" office:value-type="string">
            <text:p text:style-name="P48">(AX) = 1A07</text:p>
            <text:p text:style-name="P44">(DX) = 0000</text:p>
            <text:p text:style-name="P37"><text:span text:style-name="T33">(DS) = </text:span><text:span text:style-name="T34">1A07</text:span></text:p>
            <text:p text:style-name="P48">(IP) = 001<text:span text:style-name="T41">8</text:span>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8</text:p>
          </table:table-cell>
          <table:table-cell table:style-name="Таблица2.D2" office:value-type="string">
            <text:p text:style-name="P54"/>
            <text:p text:style-name="P54">mov ah, 9</text:p>
          </table:table-cell>
          <table:table-cell table:style-name="Таблица2.D2" office:value-type="string">
            <text:p text:style-name="P54"/>
            <text:p text:style-name="P54">B409</text:p>
          </table:table-cell>
          <table:table-cell table:style-name="Таблица2.D2" office:value-type="string">
            <text:p text:style-name="P48">(AX) = 1A07</text:p>
            <text:p text:style-name="P44">(DX) = 0000</text:p>
            <text:p text:style-name="P37"><text:span text:style-name="T33">(DS) = </text:span><text:span text:style-name="T34">1A07</text:span></text:p>
            <text:p text:style-name="P48">(IP) = 001<text:span text:style-name="T41">8</text:span></text:p>
          </table:table-cell>
          <table:table-cell table:style-name="Таблица2.E2" office:value-type="string">
            <text:p text:style-name="P37"><text:span text:style-name="T33">(AX) = </text:span><text:span text:style-name="T34">09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(IP) = 00<text:span text:style-name="T41">1A</text:span>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A</text:p>
          </table:table-cell>
          <table:table-cell table:style-name="Таблица2.D2" office:value-type="string">
            <text:p text:style-name="P54"/>
            <text:p text:style-name="P54">int 21h</text:p>
          </table:table-cell>
          <table:table-cell table:style-name="Таблица2.D2" office:value-type="string">
            <text:p text:style-name="P54"/>
            <text:p text:style-name="P54">CD21</text:p>
          </table:table-cell>
          <table:table-cell table:style-name="Таблица2.D2" office:value-type="string">
            <text:p text:style-name="P37"><text:span text:style-name="T33">(AX) = </text:span><text:span text:style-name="T34">09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(IP) = 00<text:span text:style-name="T41">1A</text:span></text:p>
          </table:table-cell>
          <table:table-cell table:style-name="Таблица2.E2" office:value-type="string">
            <text:p text:style-name="P37"><text:span text:style-name="T33">(AX) = </text:span><text:span text:style-name="T34">09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(IP) = 00<text:span text:style-name="T41">1C</text:span>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C</text:p>
          </table:table-cell>
          <table:table-cell table:style-name="Таблица2.D2" office:value-type="string">
            <text:p text:style-name="P54"/>
            <text:p text:style-name="P54">mov ah, 4ch</text:p>
          </table:table-cell>
          <table:table-cell table:style-name="Таблица2.D2" office:value-type="string">
            <text:p text:style-name="P54"/>
            <text:p text:style-name="P54">B44C</text:p>
          </table:table-cell>
          <table:table-cell table:style-name="Таблица2.D2" office:value-type="string">
            <text:p text:style-name="P37"><text:span text:style-name="T33">(AX) = </text:span><text:span text:style-name="T34">09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(IP) = 00<text:span text:style-name="T41">1C</text:span></text:p>
          </table:table-cell>
          <table:table-cell table:style-name="Таблица2.E2" office:value-type="string">
            <text:p text:style-name="P37"><text:span text:style-name="T33">(AX) = </text:span><text:span text:style-name="T34">4C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(IP) = 00<text:span text:style-name="T41">1E</text:span></text:p>
          </table:table-cell>
        </table:table-row>
        <table:table-row table:style-name="Таблица2.3">
          <table:table-cell table:style-name="Таблица2.D2" office:value-type="string">
            <text:p text:style-name="P47"/>
            <text:p text:style-name="P54">001E</text:p>
          </table:table-cell>
          <table:table-cell table:style-name="Таблица2.D2" office:value-type="string">
            <text:p text:style-name="P54"/>
            <text:p text:style-name="P54">int 21h</text:p>
          </table:table-cell>
          <table:table-cell table:style-name="Таблица2.D2" office:value-type="string">
            <text:p text:style-name="P54"/>
            <text:p text:style-name="P54">CD21</text:p>
          </table:table-cell>
          <table:table-cell table:style-name="Таблица2.D2" office:value-type="string">
            <text:p text:style-name="P37"><text:span text:style-name="T33">(AX) = </text:span><text:span text:style-name="T34">4C07</text:span></text:p>
            <text:p text:style-name="P54">(DX) = 0000</text:p>
            <text:p text:style-name="P37"><text:span text:style-name="T33">(DS) = </text:span><text:span text:style-name="T34">1A07</text:span></text:p>
            <text:p text:style-name="P48"><text:soft-page-break/>(IP) = 00<text:span text:style-name="T41">1E</text:span></text:p>
          </table:table-cell>
          <table:table-cell table:style-name="Таблица2.E2" office:value-type="string">
            <text:p text:style-name="P37"/>
            <text:p text:style-name="P65">Программа завершилась</text:p>
          </table:table-cell>
        </table:table-row>
      </table:table>
      <text:p text:style-name="P69">Таблица <text:span text:style-name="T42">2</text:span>. <text:span text:style-name="T42">Протокол выполнения программы hello2.asm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table:number-rows-spanned="2" office:value-type="string">
            <text:p text:style-name="P49">Адрес команды</text:p>
          </table:table-cell>
          <table:table-cell table:style-name="Таблица3.A1" table:number-rows-spanned="2" office:value-type="string">
            <text:p text:style-name="P49">Символический код команды</text:p>
          </table:table-cell>
          <table:table-cell table:style-name="Таблица3.A1" table:number-rows-spanned="2" office:value-type="string">
            <text:p text:style-name="P49">16-ричный код команды</text:p>
          </table:table-cell>
          <table:table-cell table:style-name="Таблица3.D1" table:number-columns-spanned="2" office:value-type="string">
            <text:p text:style-name="P49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D2" office:value-type="string">
            <text:p text:style-name="P49">До выполнения</text:p>
          </table:table-cell>
          <table:table-cell table:style-name="Таблица3.E2" office:value-type="string">
            <text:p text:style-name="P49">После выполнения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49">00<text:span text:style-name="T43">05</text:span></text:p>
          </table:table-cell>
          <table:table-cell table:style-name="Таблица3.D2" office:value-type="string">
            <text:p text:style-name="P45"/>
            <text:p text:style-name="P55"><text:span text:style-name="T32">p</text:span>ush ds</text:p>
          </table:table-cell>
          <table:table-cell table:style-name="Таблица3.D2" office:value-type="string">
            <text:p text:style-name="P49"/>
            <text:p text:style-name="P55">1E</text:p>
          </table:table-cell>
          <table:table-cell table:style-name="Таблица3.D2" office:value-type="string">
            <text:p text:style-name="P49">(AX) = 0000</text:p>
            <text:p text:style-name="P45">(DX) = 0000</text:p>
            <text:p text:style-name="P38"><text:span text:style-name="T33">(DS) = </text:span><text:span text:style-name="T35">19F5</text:span></text:p>
            <text:p text:style-name="P49">(IP) = 00<text:span text:style-name="T43">05</text:span></text:p>
            <text:p text:style-name="P62">(SS) = 1A05</text:p>
            <text:p text:style-name="P62">(SP) = 0018</text:p>
          </table:table-cell>
          <table:table-cell table:style-name="Таблица3.E2" office:value-type="string">
            <text:p text:style-name="P45"><text:span text:style-name="T32">(AX) = </text:span><text:span text:style-name="T43">0000</text:span></text:p>
            <text:p text:style-name="P45">(DX) = 0000</text:p>
            <text:p text:style-name="P49">(DS) = 19F5</text:p>
            <text:p text:style-name="P49">(IP) = 00<text:span text:style-name="T43">06</text:span></text:p>
            <text:p text:style-name="P62">(SS) = 1A05</text:p>
            <text:p text:style-name="P62">(SP) = 0016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06</text:p>
          </table:table-cell>
          <table:table-cell table:style-name="Таблица3.D2" office:value-type="string">
            <text:p text:style-name="P45"/>
            <text:p text:style-name="P55">sub ax, ax</text:p>
          </table:table-cell>
          <table:table-cell table:style-name="Таблица3.D2" office:value-type="string">
            <text:p text:style-name="P49"/>
            <text:p text:style-name="P55">2BC0</text:p>
          </table:table-cell>
          <table:table-cell table:style-name="Таблица3.D2" office:value-type="string">
            <text:p text:style-name="P46"><text:span text:style-name="T32">(AX) = </text:span><text:span text:style-name="T43">0000</text:span></text:p>
            <text:p text:style-name="P46">(DX) = 0000</text:p>
            <text:p text:style-name="P50">(DS) = 19F5</text:p>
            <text:p text:style-name="P50">(IP) = 00<text:span text:style-name="T43">06</text:span></text:p>
          </table:table-cell>
          <table:table-cell table:style-name="Таблица3.E2" office:value-type="string">
            <text:p text:style-name="P46"><text:span text:style-name="T32">(AX) = </text:span><text:span text:style-name="T43">0000</text:span></text:p>
            <text:p text:style-name="P46">(DX) = 0000</text:p>
            <text:p text:style-name="P50">(DS) = 19F5</text:p>
            <text:p text:style-name="P50">(IP) = 00<text:span text:style-name="T43">08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08</text:p>
          </table:table-cell>
          <table:table-cell table:style-name="Таблица3.D2" office:value-type="string">
            <text:p text:style-name="P45"/>
            <text:p text:style-name="P55">push ax</text:p>
          </table:table-cell>
          <table:table-cell table:style-name="Таблица3.D2" office:value-type="string">
            <text:p text:style-name="P49"/>
            <text:p text:style-name="P55">50</text:p>
          </table:table-cell>
          <table:table-cell table:style-name="Таблица3.D2" office:value-type="string">
            <text:p text:style-name="P46"><text:span text:style-name="T32">(AX) = </text:span><text:span text:style-name="T43">0000</text:span></text:p>
            <text:p text:style-name="P46">(DX) = 0000</text:p>
            <text:p text:style-name="P50">(DS) = 19F5</text:p>
            <text:p text:style-name="P50">(IP) = 00<text:span text:style-name="T43">08</text:span></text:p>
            <text:p text:style-name="P62">(SS) = 1A05</text:p>
            <text:p text:style-name="P62">(SP) = 0016</text:p>
          </table:table-cell>
          <table:table-cell table:style-name="Таблица3.E2" office:value-type="string">
            <text:p text:style-name="P46"><text:span text:style-name="T32">(AX) = </text:span><text:span text:style-name="T43">0000</text:span></text:p>
            <text:p text:style-name="P46">(DX) = 0000</text:p>
            <text:p text:style-name="P50">(DS) = 19F5</text:p>
            <text:p text:style-name="P50">(IP) = 00<text:span text:style-name="T43">09</text:span></text:p>
            <text:p text:style-name="P62">(SS) = 1A05</text:p>
            <text:p text:style-name="P62">(SP) = 0014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09</text:p>
          </table:table-cell>
          <table:table-cell table:style-name="Таблица3.D2" office:value-type="string">
            <text:p text:style-name="P45"/>
            <text:p text:style-name="P39"><text:span text:style-name="T35">mov ax, </text:span><text:span text:style-name="T40">1A07</text:span></text:p>
          </table:table-cell>
          <table:table-cell table:style-name="Таблица3.D2" office:value-type="string">
            <text:p text:style-name="P49"/>
            <text:p text:style-name="P55">B8071A</text:p>
          </table:table-cell>
          <table:table-cell table:style-name="Таблица3.D2" office:value-type="string">
            <text:p text:style-name="P46"><text:span text:style-name="T32">(AX) = </text:span><text:span text:style-name="T43">0000</text:span></text:p>
            <text:p text:style-name="P46">(DX) = 0000</text:p>
            <text:p text:style-name="P50">(DS) = 19F5</text:p>
            <text:p text:style-name="P50">(IP) = 00<text:span text:style-name="T43">09</text:span></text:p>
          </table:table-cell>
          <table:table-cell table:style-name="Таблица3.E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(DS) = 19F5</text:p>
            <text:p text:style-name="P50">(IP) = 00<text:span text:style-name="T43">0C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0C</text:p>
          </table:table-cell>
          <table:table-cell table:style-name="Таблица3.D2" office:value-type="string">
            <text:p text:style-name="P45"/>
            <text:p text:style-name="P55">mov ds, ax</text:p>
          </table:table-cell>
          <table:table-cell table:style-name="Таблица3.D2" office:value-type="string">
            <text:p text:style-name="P49"/>
            <text:p text:style-name="P55">8ED8</text:p>
          </table:table-cell>
          <table:table-cell table:style-name="Таблица3.D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(DS) = 19F5</text:p>
            <text:p text:style-name="P50">(IP) = 00<text:span text:style-name="T43">0C</text:span></text:p>
          </table:table-cell>
          <table:table-cell table:style-name="Таблица3.E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(DS) = 1<text:span text:style-name="T43">A07</text:span></text:p>
            <text:p text:style-name="P50">(IP) = 00<text:span text:style-name="T43">0E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0E</text:p>
          </table:table-cell>
          <table:table-cell table:style-name="Таблица3.D2" office:value-type="string">
            <text:p text:style-name="P45"/>
            <text:p text:style-name="P39"><text:span text:style-name="T35">mov dx, </text:span><text:span text:style-name="T39">0010</text:span></text:p>
          </table:table-cell>
          <table:table-cell table:style-name="Таблица3.D2" office:value-type="string">
            <text:p text:style-name="P49"/>
            <text:p text:style-name="P55">BA0000</text:p>
          </table:table-cell>
          <table:table-cell table:style-name="Таблица3.D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(DS) = 1<text:span text:style-name="T43">A07</text:span></text:p>
            <text:p text:style-name="P50">(IP) = 00<text:span text:style-name="T43">0E</text:span></text:p>
          </table:table-cell>
          <table:table-cell table:style-name="Таблица3.E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(DS) = 1<text:span text:style-name="T43">A07</text:span></text:p>
            <text:p text:style-name="P50">(IP) = 00<text:span text:style-name="T43">11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5">0011</text:p>
          </table:table-cell>
          <table:table-cell table:style-name="Таблица3.D2" office:value-type="string">
            <text:p text:style-name="P45"/>
            <text:p text:style-name="P39"><text:span text:style-name="T35">call </text:span><text:span text:style-name="T39">0000</text:span></text:p>
          </table:table-cell>
          <table:table-cell table:style-name="Таблица3.D2" office:value-type="string">
            <text:p text:style-name="P49"/>
            <text:p text:style-name="P55">E8ECFF</text:p>
          </table:table-cell>
          <table:table-cell table:style-name="Таблица3.D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<text:soft-page-break/>(DS) = 1<text:span text:style-name="T43">A07</text:span></text:p>
            <text:p text:style-name="P50">(IP) = 00<text:span text:style-name="T44">11</text:span></text:p>
            <text:p text:style-name="P63">(SS) = 1A05</text:p>
            <text:p text:style-name="P63">(SP) = 0014</text:p>
          </table:table-cell>
          <table:table-cell table:style-name="Таблица3.E2" office:value-type="string">
            <text:p text:style-name="P39"><text:span text:style-name="T33">(AX) = </text:span><text:span text:style-name="T35">1A07</text:span></text:p>
            <text:p text:style-name="P55">(DX) = 0000</text:p>
            <text:p text:style-name="P50"><text:soft-page-break/>(DS) = 1<text:span text:style-name="T43">A07</text:span></text:p>
            <text:p text:style-name="P50">(IP) = 0<text:span text:style-name="T44">000</text:span></text:p>
            <text:p text:style-name="P63">(SS) = 1A05</text:p>
            <text:p text:style-name="P63">(SP) = 001<text:span text:style-name="T47">2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00</text:p>
          </table:table-cell>
          <table:table-cell table:style-name="Таблица3.D2" office:value-type="string">
            <text:p text:style-name="P45"/>
            <text:p text:style-name="P57">mov ah, 9</text:p>
          </table:table-cell>
          <table:table-cell table:style-name="Таблица3.D2" office:value-type="string">
            <text:p text:style-name="P49"/>
            <text:p text:style-name="P57">B409</text:p>
          </table:table-cell>
          <table:table-cell table:style-name="Таблица3.D2" office:value-type="string">
            <text:p text:style-name="P40"><text:span text:style-name="T33">(AX) = </text:span><text:span text:style-name="T35">1A07</text:span></text:p>
            <text:p text:style-name="P56">(DX) = 0000</text:p>
            <text:p text:style-name="P51">(DS) = 1<text:span text:style-name="T43">A07</text:span></text:p>
            <text:p text:style-name="P51">(IP) = 0<text:span text:style-name="T44">000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02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02</text:p>
          </table:table-cell>
          <table:table-cell table:style-name="Таблица3.D2" office:value-type="string">
            <text:p text:style-name="P45"/>
            <text:p text:style-name="P57">int 21h</text:p>
          </table:table-cell>
          <table:table-cell table:style-name="Таблица3.D2" office:value-type="string">
            <text:p text:style-name="P49"/>
            <text:p text:style-name="P57">CD21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02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04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04</text:p>
          </table:table-cell>
          <table:table-cell table:style-name="Таблица3.D2" office:value-type="string">
            <text:p text:style-name="P45"/>
            <text:p text:style-name="P57">ret</text:p>
          </table:table-cell>
          <table:table-cell table:style-name="Таблица3.D2" office:value-type="string">
            <text:p text:style-name="P49"/>
            <text:p text:style-name="P57">C3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04</text:span></text:p>
            <text:p text:style-name="P63">(SS) = 1A05</text:p>
            <text:p text:style-name="P63">(SP) = 001<text:span text:style-name="T47">2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14</text:span></text:p>
            <text:p text:style-name="P63">(SS) = 1A05</text:p>
            <text:p text:style-name="P63">(SP) = 0014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14</text:p>
          </table:table-cell>
          <table:table-cell table:style-name="Таблица3.D2" office:value-type="string">
            <text:p text:style-name="P45"/>
            <text:p text:style-name="P40"><text:span text:style-name="T36">mov dx, </text:span><text:span text:style-name="T39">0010</text:span></text:p>
          </table:table-cell>
          <table:table-cell table:style-name="Таблица3.D2" office:value-type="string">
            <text:p text:style-name="P49"/>
            <text:p text:style-name="P57">BA1000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(DX) = 0000</text:p>
            <text:p text:style-name="P51">(DS) = 1<text:span text:style-name="T43">A07</text:span></text:p>
            <text:p text:style-name="P51">(IP) = 0<text:span text:style-name="T44">014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40"><text:span text:style-name="T36">(DX) = 00</text:span><text:span text:style-name="T37">1</text:span><text:span text:style-name="T36">0</text:span></text:p>
            <text:p text:style-name="P51">(DS) = 1<text:span text:style-name="T43">A07</text:span></text:p>
            <text:p text:style-name="P51">(IP) = 0<text:span text:style-name="T44">017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17</text:p>
          </table:table-cell>
          <table:table-cell table:style-name="Таблица3.D2" office:value-type="string">
            <text:p text:style-name="P45"/>
            <text:p text:style-name="P39"><text:span text:style-name="T35">call </text:span><text:span text:style-name="T39">0000</text:span></text:p>
          </table:table-cell>
          <table:table-cell table:style-name="Таблица3.D2" office:value-type="string">
            <text:p text:style-name="P49"/>
            <text:p text:style-name="P55">E8ECFF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(DX) = 0010</text:p>
            <text:p text:style-name="P51">(DS) = 1<text:span text:style-name="T43">A07</text:span></text:p>
            <text:p text:style-name="P51">(IP) = 0<text:span text:style-name="T44">017</text:span></text:p>
            <text:p text:style-name="P63">(SS) = 1A05</text:p>
            <text:p text:style-name="P63">(SP) = 0014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10</text:p>
            <text:p text:style-name="P51">(DS) = 1<text:span text:style-name="T43">A07</text:span></text:p>
            <text:p text:style-name="P51">(IP) = 0<text:span text:style-name="T44">000</text:span></text:p>
            <text:p text:style-name="P63">(SS) = 1A05</text:p>
            <text:p text:style-name="P63">(SP) = 001<text:span text:style-name="T47">2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00</text:p>
          </table:table-cell>
          <table:table-cell table:style-name="Таблица3.D2" office:value-type="string">
            <text:p text:style-name="P45"/>
            <text:p text:style-name="P57">mov ah, 9</text:p>
          </table:table-cell>
          <table:table-cell table:style-name="Таблица3.D2" office:value-type="string">
            <text:p text:style-name="P49"/>
            <text:p text:style-name="P57">B409</text:p>
          </table:table-cell>
          <table:table-cell table:style-name="Таблица3.D2" office:value-type="string">
            <text:p text:style-name="P40"><text:span text:style-name="T33">(AX) = </text:span><text:span text:style-name="T35">1A07</text:span></text:p>
            <text:p text:style-name="P56">(DX) = 0010</text:p>
            <text:p text:style-name="P51">(DS) = 1<text:span text:style-name="T43">A07</text:span></text:p>
            <text:p text:style-name="P51">(IP) = 0<text:span text:style-name="T44">000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10</text:p>
            <text:p text:style-name="P51">(DS) = 1<text:span text:style-name="T43">A07</text:span></text:p>
            <text:p text:style-name="P51">(IP) = 0<text:span text:style-name="T44">002</text:span></text:p>
          </table:table-cell>
        </table:table-row>
        <table:table-row table:style-name="Таблица3.3">
          <table:table-cell table:style-name="Таблица3.D2" office:value-type="string">
            <text:p text:style-name="P49"/>
            <text:p text:style-name="P57">0002</text:p>
          </table:table-cell>
          <table:table-cell table:style-name="Таблица3.D2" office:value-type="string">
            <text:p text:style-name="P45"/>
            <text:p text:style-name="P57">int 21h</text:p>
          </table:table-cell>
          <table:table-cell table:style-name="Таблица3.D2" office:value-type="string">
            <text:p text:style-name="P49"/>
            <text:p text:style-name="P57">CD21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(DX) = 0010</text:p>
            <text:p text:style-name="P51">(DS) = 1<text:span text:style-name="T43">A07</text:span></text:p>
            <text:p text:style-name="P51">(IP) = 0<text:span text:style-name="T44">002</text:span></text:p>
          </table:table-cell>
          <table:table-cell table:style-name="Таблица3.E2" office:value-type="string">
            <text:p text:style-name="P40"><text:span text:style-name="T33">(AX) = </text:span><text:span text:style-name="T36">0907</text:span></text:p>
            <text:p text:style-name="P57">(DX) = 0010</text:p>
            <text:p text:style-name="P51">(DS) = 1<text:span text:style-name="T43">A07</text:span></text:p>
            <text:p text:style-name="P51">(IP) = 0<text:span text:style-name="T44">004</text:span></text:p>
          </table:table-cell>
        </table:table-row>
        <table:table-row table:style-name="Таблица3.17">
          <table:table-cell table:style-name="Таблица3.D2" office:value-type="string">
            <text:p text:style-name="P49"/>
            <text:p text:style-name="P57"><text:soft-page-break/>0004</text:p>
          </table:table-cell>
          <table:table-cell table:style-name="Таблица3.D2" office:value-type="string">
            <text:p text:style-name="P45"/>
            <text:p text:style-name="P57"><text:soft-page-break/>ret</text:p>
          </table:table-cell>
          <table:table-cell table:style-name="Таблица3.D2" office:value-type="string">
            <text:p text:style-name="P49"/>
            <text:p text:style-name="P57"><text:soft-page-break/>C3</text:p>
          </table:table-cell>
          <table:table-cell table:style-name="Таблица3.D2" office:value-type="string">
            <text:p text:style-name="P40"><text:span text:style-name="T33">(AX) = </text:span><text:span text:style-name="T36">0907</text:span></text:p>
            <text:p text:style-name="P57"><text:soft-page-break/>(DX) = 0010</text:p>
            <text:p text:style-name="P51">(DS) = 1<text:span text:style-name="T43">A07</text:span></text:p>
            <text:p text:style-name="P51">(IP) = 0<text:span text:style-name="T44">004</text:span></text:p>
            <text:p text:style-name="P63">(SS) = 1A05</text:p>
            <text:p text:style-name="P63">(SP) = 001<text:span text:style-name="T47">2</text:span></text:p>
          </table:table-cell>
          <table:table-cell table:style-name="Таблица3.E2" office:value-type="string">
            <text:p text:style-name="P41"><text:span text:style-name="T33">(AX) = </text:span><text:span text:style-name="T36">0907</text:span></text:p>
            <text:p text:style-name="P58"><text:soft-page-break/>(DX) = 0010</text:p>
            <text:p text:style-name="P52">(DS) = 1<text:span text:style-name="T43">A07</text:span></text:p>
            <text:p text:style-name="P52">(IP) = 0<text:span text:style-name="T44">0</text:span><text:span text:style-name="T45">1A</text:span></text:p>
            <text:p text:style-name="P63">(SS) = 1A05</text:p>
            <text:p text:style-name="P63">(SP) = 0014</text:p>
          </table:table-cell>
        </table:table-row>
        <table:table-row table:style-name="Таблица3.17">
          <table:table-cell table:style-name="Таблица3.D2" office:value-type="string">
            <text:p text:style-name="P60"/>
            <text:p text:style-name="P60">001A</text:p>
          </table:table-cell>
          <table:table-cell table:style-name="Таблица3.D2" office:value-type="string">
            <text:p text:style-name="P60"/>
            <text:p text:style-name="P60">ret</text:p>
          </table:table-cell>
          <table:table-cell table:style-name="Таблица3.D2" office:value-type="string">
            <text:p text:style-name="P60"/>
            <text:p text:style-name="P60">CB</text:p>
          </table:table-cell>
          <table:table-cell table:style-name="Таблица3.D2" office:value-type="string">
            <text:p text:style-name="P41"><text:span text:style-name="T33">(AX) = </text:span><text:span text:style-name="T36">0907</text:span></text:p>
            <text:p text:style-name="P58">(DX) = 0010</text:p>
            <text:p text:style-name="P52">(DS) = 1<text:span text:style-name="T43">A07</text:span></text:p>
            <text:p text:style-name="P52">(IP) = 0<text:span text:style-name="T44">0</text:span><text:span text:style-name="T45">1A</text:span></text:p>
            <text:p text:style-name="P63">(SS) = 1A05</text:p>
            <text:p text:style-name="P63">(SP) = 0014</text:p>
            <text:p text:style-name="P64">(CS) = 1A0A</text:p>
          </table:table-cell>
          <table:table-cell table:style-name="Таблица3.E2" office:value-type="string">
            <text:p text:style-name="P41"><text:span text:style-name="T33">(AX) = </text:span><text:span text:style-name="T36">0907</text:span></text:p>
            <text:p text:style-name="P58">(DX) = 0010</text:p>
            <text:p text:style-name="P52">(DS) = 1<text:span text:style-name="T43">A07</text:span></text:p>
            <text:p text:style-name="P52">(IP) = 0<text:span text:style-name="T44">0</text:span><text:span text:style-name="T45">00</text:span></text:p>
            <text:p text:style-name="P63">(SS) = 1A05</text:p>
            <text:p text:style-name="P63">(SP) = 001<text:span text:style-name="T47">8</text:span></text:p>
            <text:p text:style-name="P64">(CS) = 19F5</text:p>
          </table:table-cell>
        </table:table-row>
        <table:table-row table:style-name="Таблица3.19">
          <table:table-cell table:style-name="Таблица3.D2" office:value-type="string">
            <text:p text:style-name="P60"/>
            <text:p text:style-name="P60">0000</text:p>
          </table:table-cell>
          <table:table-cell table:style-name="Таблица3.D2" office:value-type="string">
            <text:p text:style-name="P60"/>
            <text:p text:style-name="P60"><text:span text:style-name="T46">i</text:span>nt 20h</text:p>
          </table:table-cell>
          <table:table-cell table:style-name="Таблица3.D2" office:value-type="string">
            <text:p text:style-name="P60"/>
            <text:p text:style-name="P60">CD20</text:p>
          </table:table-cell>
          <table:table-cell table:style-name="Таблица3.D2" office:value-type="string">
            <text:p text:style-name="P42"><text:span text:style-name="T33">(AX) = </text:span><text:span text:style-name="T36">0907</text:span></text:p>
            <text:p text:style-name="P59">(DX) = 0010</text:p>
            <text:p text:style-name="P53">(DS) = 1<text:span text:style-name="T43">A07</text:span></text:p>
            <text:p text:style-name="P53">(IP) = 0<text:span text:style-name="T44">0</text:span><text:span text:style-name="T45">00</text:span></text:p>
            <text:p text:style-name="P63">(SS) = 1A05</text:p>
            <text:p text:style-name="P63">(SP) = 001<text:span text:style-name="T47">8</text:span></text:p>
            <text:p text:style-name="P59">(CS) = 19F5</text:p>
          </table:table-cell>
          <table:table-cell table:style-name="Таблица3.E2" office:value-type="string">
            <text:p text:style-name="P66"/>
            <text:p text:style-name="P66">Программа завершилась</text:p>
          </table:table-cell>
        </table:table-row>
      </table:table>
      <text:p text:style-name="P24"/>
      <text:p text:style-name="P31">Выводы</text:p>
      <text:p text:style-name="P28"/>
      <text:p text:style-name="P28"><text:tab/><text:span text:style-name="T4">В процессе выполнения лабораторной работы были получены навыки работы с </text:span><text:span text:style-name="T5">компилятором MASM и эмулятором операционной системы DOS DOSBox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3T22:13:10.016646420</meta:creation-date>
    <dc:date>2020-09-30T14:47:18.688642331</dc:date>
    <meta:editing-duration>PT29M18S</meta:editing-duration>
    <meta:editing-cycles>9</meta:editing-cycles>
    <meta:generator>LibreOffice/7.0.1.2$Linux_X86_64 LibreOffice_project/88a63c56098013eb4038e11ebe7c8c0daab09aa8</meta:generator>
    <meta:document-statistic meta:table-count="3" meta:image-count="0" meta:object-count="0" meta:page-count="18" meta:paragraph-count="574" meta:word-count="2631" meta:character-count="15822" meta:non-whitespace-character-count="11071"/>
  </office:meta>
</office:document-meta>
</file>